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ourier New" svg:font-family="Courier New"/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font-name="Liberation Serif" fo:font-size="12pt" fo:language="ru" fo:country="RU" fo:font-weight="bold"/>
    </style:style>
    <style:style style:family="text" style:name="T2" style:display-name="T2">
      <style:text-properties style:font-name="Liberation Serif" fo:font-size="12pt" fo:language="ru" fo:country="RU"/>
    </style:style>
    <style:style style:family="text" style:name="T3" style:display-name="T3">
      <style:text-properties fo:font-weight="bold"/>
    </style:style>
    <style:style style:family="text" style:name="T4" style:display-name="T4">
      <style:text-properties fo:language="ru" fo:country="RU"/>
    </style:style>
    <style:style style:family="text" style:name="T5" style:display-name="T5">
      <style:text-properties fo:color="#2c2d30" style:font-name="Arial" fo:font-size="10pt" fo:font-weight="normal" fo:text-transform="none"/>
    </style:style>
    <style:style style:family="text" style:name="T6" style:display-name="T6">
      <style:text-properties fo:color="#a626a4" style:font-name="Courier New" fo:font-size="10pt" fo:text-transform="none"/>
    </style:style>
    <style:style style:family="text" style:name="T7" style:display-name="T7">
      <style:text-properties fo:color="#383a42" style:font-name="Courier New" fo:font-size="10pt" fo:text-transform="none"/>
    </style:style>
    <style:style style:family="text" style:name="T8" style:display-name="T8">
      <style:text-properties fo:color="#50a14f" style:font-name="Courier New" fo:font-size="10pt" fo:text-transform="none"/>
    </style:style>
    <style:style style:family="text" style:name="T9" style:display-name="T9">
      <style:text-properties fo:color="#a9b7c6" style:font-name="DejaVu Sans Mono" fo:font-size="9pt" fo:font-weight="normal"/>
    </style:style>
    <style:style style:family="paragraph" style:name="P9" style:display-name="P9" style:parent-style-name="Normal">
      <style:paragraph-properties fo:text-align="left" fo:widows="2" fo:orphans="2" style:writing-mode="lr"/>
      <style:text-properties fo:color="#000000" style:font-name="Liberation Serif" fo:font-size="12pt" fo:language="ru" fo:country="RU"/>
    </style:style>
    <style:style style:family="paragraph" style:name="P20" style:display-name="P20" style:parent-style-name="Normal">
      <style:paragraph-properties fo:background-color="transparent"/>
      <style:text-properties fo:color="#2c2d30" style:font-name="Arial" fo:font-size="10pt" fo:font-weight="normal" fo:text-transform="none"/>
    </style:style>
    <style:style style:family="paragraph" style:name="P21" style:display-name="P21" style:parent-style-name="Normal">
      <style:paragraph-properties fo:text-align="center" fo:widows="2" fo:orphans="2" fo:break-before="page" style:writing-mode="lr"/>
      <style:text-properties style:font-name="Liberation Serif" fo:font-size="12pt" fo:language="ru" fo:country="RU"/>
    </style:style>
    <style:style style:family="paragraph" style:name="P22" style:display-name="P22" style:parent-style-name="Normal">
      <style:paragraph-properties fo:text-align="center" fo:text-indent="0cm" fo:widows="2" fo:orphans="2" fo:margin-left="0cm" fo:margin-right="0cm" style:writing-mode="lr"/>
      <style:text-properties fo:color="#c9211e" style:font-name="Liberation Serif" fo:font-size="12pt" fo:language="ru" fo:country="RU" fo:font-weight="bold"/>
    </style:style>
    <style:style style:family="paragraph" style:name="P23" style:display-name="P23" style:parent-style-name="Normal">
      <style:paragraph-properties fo:text-align="center" fo:widows="2" fo:orphans="2" style:writing-mode="lr"/>
      <style:text-properties fo:color="#c9211e" style:font-name="Liberation Serif" fo:font-size="12pt" fo:language="ru" fo:country="RU"/>
    </style:style>
    <style:style style:family="paragraph" style:name="P24" style:display-name="P24" style:parent-style-name="Normal">
      <style:paragraph-properties fo:text-align="center" fo:widows="2" fo:orphans="2" style:writing-mode="lr"/>
      <style:text-properties fo:color="#c9211e" style:font-name="Liberation Serif" fo:font-size="12pt" fo:language="ru" fo:country="RU" fo:font-weight="bold"/>
    </style:style>
    <style:style style:family="paragraph" style:name="P10" style:display-name="P10" style:parent-style-name="Normal">
      <style:paragraph-properties fo:text-align="left" fo:widows="2" fo:orphans="2" style:writing-mode="lr"/>
      <style:text-properties style:font-name="Liberation Serif" fo:font-size="12pt" fo:language="ru" fo:country="RU" fo:font-weight="bold"/>
    </style:style>
    <style:style style:family="paragraph" style:name="P11" style:display-name="P11" style:parent-style-name="Preformatted-Text">
      <style:paragraph-properties fo:text-align="left" fo:widows="2" fo:orphans="2" style:writing-mode="lr"/>
      <style:text-properties style:font-name="Liberation Serif" fo:font-size="12pt" fo:language="ru" fo:country="RU" fo:font-weight="bold"/>
    </style:style>
    <style:style style:family="paragraph" style:name="P12" style:display-name="P12" style:parent-style-name="Normal">
      <style:paragraph-properties fo:text-align="center" fo:widows="2" fo:orphans="2" style:writing-mode="lr"/>
      <style:text-properties style:font-name="Liberation Serif" fo:font-size="12pt" fo:language="ru" fo:country="RU"/>
    </style:style>
    <style:style style:family="paragraph" style:name="P13" style:display-name="P13" style:parent-style-name="Normal">
      <style:paragraph-properties fo:text-align="center" fo:text-indent="0cm" fo:widows="2" fo:orphans="2" fo:margin-left="0cm" fo:margin-right="0cm" style:writing-mode="lr"/>
      <style:text-properties style:font-name="Liberation Serif" fo:font-size="12pt" fo:language="ru" fo:country="RU" fo:font-weight="bold"/>
    </style:style>
    <style:style style:family="paragraph" style:name="P14" style:display-name="P14" style:parent-style-name="Normal">
      <style:paragraph-properties fo:text-align="center" fo:widows="2" fo:orphans="2" style:writing-mode="lr"/>
      <style:text-properties style:font-name="Liberation Serif" fo:font-size="12pt" fo:language="ru" fo:country="RU" fo:font-weight="bold"/>
    </style:style>
    <style:style style:family="paragraph" style:name="P15" style:display-name="P15" style:parent-style-name="Normal">
      <style:paragraph-properties fo:text-align="center" fo:text-indent="0cm" fo:widows="2" fo:orphans="2" fo:margin-left="0cm" fo:margin-right="0cm" style:writing-mode="lr"/>
      <style:text-properties style:font-name="Liberation Serif" fo:font-size="12pt" fo:language="ru" fo:country="RU"/>
    </style:style>
    <style:style style:family="paragraph" style:name="P16" style:display-name="P16" style:parent-style-name="Normal">
      <style:paragraph-properties fo:text-align="left" fo:widows="2" fo:orphans="2" style:writing-mode="lr"/>
      <style:text-properties style:font-name="Liberation Serif" fo:font-size="12pt"/>
    </style:style>
    <style:style style:family="paragraph" style:name="P17" style:display-name="P17" style:parent-style-name="Normal">
      <style:paragraph-properties fo:text-align="left" fo:widows="2" fo:orphans="2" style:writing-mode="lr"/>
      <style:text-properties style:font-name="Liberation Serif" fo:font-size="12pt" fo:language="ru" fo:country="RU" fo:font-weight="normal"/>
    </style:style>
    <style:style style:family="paragraph" style:name="P18" style:display-name="P18" style:parent-style-name="Normal">
      <style:paragraph-properties fo:text-align="left" fo:background-color="#2b2b2b" fo:widows="2" fo:orphans="2" fo:break-before="page" style:writing-mode="lr"/>
      <style:text-properties fo:color="#a9b7c6" style:font-name="DejaVu Sans Mono" fo:font-size="9pt" fo:language="ru" fo:country="RU"/>
    </style:style>
    <style:style style:family="paragraph" style:name="P19" style:display-name="P19" style:parent-style-name="Normal"/>
    <style:style style:family="paragraph" style:name="P1" style:display-name="P1">
      <style:paragraph-properties fo:break-before="page"/>
    </style:style>
    <style:style style:family="paragraph" style:name="P2" style:display-name="P2" style:parent-style-name="Normal">
      <style:paragraph-properties fo:text-align="left" fo:widows="2" fo:orphans="2" style:writing-mode="lr"/>
      <style:text-properties style:font-name="Liberation Serif" fo:font-size="12pt" fo:language="ru" fo:country="RU"/>
    </style:style>
    <style:style style:family="paragraph" style:name="P3" style:display-name="P3" style:parent-style-name="Normal">
      <style:paragraph-properties fo:text-align="center" fo:line-height="120%" fo:widows="2" fo:orphans="2" fo:margin-top="0cm" fo:margin-bottom="0cm" style:writing-mode="lr"/>
      <style:text-properties fo:color="#000000" style:font-name="Arial" fo:font-size="10pt" fo:language="ru" fo:country="RU" fo:font-weight="bold"/>
    </style:style>
    <style:style style:family="paragraph" style:name="P4" style:display-name="P4" style:parent-style-name="Normal">
      <style:paragraph-properties fo:text-align="justify" fo:line-height="138%" fo:widows="2" fo:orphans="2" fo:margin-top="0cm" fo:margin-bottom="0cm" style:writing-mode="lr"/>
      <style:text-properties fo:color="#000000" style:font-name="Courier New" fo:font-size="10pt" fo:language="ru" fo:country="RU"/>
    </style:style>
    <style:style style:family="paragraph" style:name="P5" style:display-name="P5" style:parent-style-name="Normal">
      <style:paragraph-properties fo:text-align="center" fo:line-height="120%" fo:widows="2" fo:orphans="2" fo:margin-top="0cm" fo:margin-bottom="0cm" style:writing-mode="lr"/>
      <style:text-properties fo:color="#000000" style:font-name="Arial" fo:font-size="10pt" fo:language="ru" fo:country="RU"/>
    </style:style>
    <style:style style:family="paragraph" style:name="P6" style:display-name="P6" style:parent-style-name="Normal">
      <style:paragraph-properties fo:text-align="left" fo:widows="2" fo:orphans="2" style:writing-mode="lr"/>
    </style:style>
    <style:style style:family="paragraph" style:name="P7" style:display-name="P7" style:parent-style-name="Normal">
      <style:paragraph-properties fo:text-align="left" fo:text-indent="0cm" fo:widows="2" fo:orphans="2" fo:margin-left="0cm" fo:margin-right="0cm" style:writing-mode="lr"/>
      <style:text-properties style:font-name="Liberation Serif" fo:font-size="12pt" fo:language="ru" fo:country="RU" fo:font-weight="bold"/>
    </style:style>
    <style:style style:family="paragraph" style:name="P8" style:display-name="P8" style:parent-style-name="Normal">
      <style:paragraph-properties fo:text-align="left" fo:background-color="#2b2b2b" fo:widows="2" fo:orphans="2" style:writing-mode="lr"/>
      <style:text-properties fo:color="#a9b7c6" style:font-name="DejaVu Sans Mono" fo:font-size="9pt" fo:language="ru" fo:country="RU"/>
    </style:style>
    <style:style style:family="section" style:name="Sect1" style:display-name="Sect1"/>
    <style:style style:family="table" style:name="Table1" style:display-name="Table1">
      <style:table-properties style:width="0.000000" table:align="margins" fo:margin-left="0cm"/>
    </style:style>
    <style:style style:family="table" style:name="Table2" style:display-name="Table2">
      <style:table-properties style:width="0.000000" table:align="left"/>
    </style:style>
    <style:style style:family="table" style:name="Table3" style:display-name="Table3">
      <style:table-properties style:width="0.000000" table:align="margins" fo:margin-left="-0.651cm"/>
    </style:style>
    <style:style style:family="table" style:name="Table4" style:display-name="Table4">
      <style:table-properties style:width="0.000000" table:align="left"/>
    </style:style>
    <style:style style:family="table" style:name="Table5" style:display-name="Table5">
      <style:table-properties style:width="0.000000" table:align="left"/>
    </style:style>
    <style:style style:family="table" style:name="Table6" style:display-name="Table6">
      <style:table-properties style:width="0.000000" table:align="margins" fo:margin-left="0cm"/>
    </style:style>
    <style:style style:family="table" style:name="Table7" style:display-name="Table7">
      <style:table-properties style:width="0.000000" table:align="margins" fo:margin-left="-0.651cm"/>
    </style:style>
    <style:style style:family="table-cell" style:name="Table6-col2-row9" style:display-name="Table6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0" style:display-name="Table2_col2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1" style:display-name="Table2_col2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2" style:display-name="Table2_col2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3" style:display-name="Table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4" style:display-name="Table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5" style:display-name="Table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8" style:display-name="Table3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6" style:display-name="Table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7" style:display-name="Table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8" style:display-name="Table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9" style:display-name="Table2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5-row1" style:display-name="Table5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3" style:display-name="Table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4" style:display-name="Table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5" style:display-name="Table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6" style:display-name="Table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7" style:display-name="Table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8" style:display-name="Table3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9" style:display-name="Table3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3" style:display-name="Table2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4" style:display-name="Table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5" style:display-name="Table2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6" style:display-name="Table2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7" style:display-name="Table2_col4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8" style:display-name="Table2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9" style:display-name="Table2_col4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3" style:display-name="Table2_col3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0" style:display-name="Table3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1" style:display-name="Table3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8" style:display-name="Table1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9" style:display-name="Table1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0" style:display-name="Table7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1" style:display-name="Table7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1" style:display-name="Table3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2" style:display-name="Table3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3" style:display-name="Table3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4" style:display-name="Table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1" style:display-name="Table5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6" style:display-name="Table3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7" style:display-name="Table3_col4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8" style:display-name="Table3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2" style:display-name="Table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3" style:display-name="Table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4" style:display-name="Table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5" style:display-name="Table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6" style:display-name="Table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7" style:display-name="Table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8" style:display-name="Table7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9" style:display-name="Table7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1" style:display-name="Table2_col1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0" style:display-name="Table2_col5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1" style:display-name="Table2_col5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2" style:display-name="Table2_col5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3" style:display-name="Table2_col5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4" style:display-name="Table2_col5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5" style:display-name="Table2_col5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6" style:display-name="Table2_col5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7" style:display-name="Table2_col5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8" style:display-name="Table2_col5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9" style:display-name="Table2_col5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4-row1" style:display-name="Table5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1" style:display-name="Table4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0" style:display-name="Table2_col4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1" style:display-name="Table2_col4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2" style:display-name="Table2_col4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1" style:display-name="Table6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2" style:display-name="Table6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3" style:display-name="Table6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4" style:display-name="Table6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5" style:display-name="Table6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6" style:display-name="Table6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7" style:display-name="Table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0" style:display-name="Table2_col5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1" style:display-name="Table2_col5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2" style:display-name="Table2_col5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3" style:display-name="Table2_col5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0" style:display-name="Table7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1" style:display-name="Table7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0" style:display-name="Table2_col3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1" style:display-name="Table2_col3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2" style:display-name="Table2_col3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4" style:display-name="Table2_col3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5" style:display-name="Table2_col3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6" style:display-name="Table2_col3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7" style:display-name="Table2_col3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8" style:display-name="Table2_col3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0" style:display-name="Table2_col4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1" style:display-name="Table2_col4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2" style:display-name="Table2_col4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3" style:display-name="Table2_col4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6" style:display-name="Table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7" style:display-name="Table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8" style:display-name="Table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9" style:display-name="Table2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0" style:display-name="Table2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1" style:display-name="Table2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2" style:display-name="Table2_col2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3" style:display-name="Table2_col2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4" style:display-name="Table2_col2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5" style:display-name="Table2_col2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6" style:display-name="Table2_col2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7" style:display-name="Table2_col2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8" style:display-name="Table2_col2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9" style:display-name="Table2_col2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0" style:display-name="Table2_col3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1" style:display-name="Table2_col3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2" style:display-name="Table2_col3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3" style:display-name="Table2_col3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8" style:display-name="Table1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5" style:display-name="Table2_col4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4" style:display-name="Table1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5" style:display-name="Table1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6" style:display-name="Table1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7" style:display-name="Table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8" style:display-name="Table1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9" style:display-name="Table1_col3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6" style:display-name="Table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7" style:display-name="Table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9" style:display-name="Table3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3" style:display-name="Table2_col2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2" style:display-name="Table2_col1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5" style:display-name="Table3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" style:display-name="Table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" style:display-name="Table2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3" style:display-name="Table2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4" style:display-name="Table2_col5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5" style:display-name="Table2_col5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6" style:display-name="Table2_col5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8" style:display-name="Table2_col5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9" style:display-name="Table2_col5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2" style:display-name="Table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3" style:display-name="Table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4" style:display-name="Table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5" style:display-name="Table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6" style:display-name="Table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7" style:display-name="Table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8" style:display-name="Table6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9" style:display-name="Table6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11" style:display-name="Table3_col4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7" style:display-name="Table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1" style:display-name="Table3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2" style:display-name="Table3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3" style:display-name="Table3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4" style:display-name="Table3_col5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5" style:display-name="Table3_col5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6" style:display-name="Table3_col5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7" style:display-name="Table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8" style:display-name="Table3_col5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9" style:display-name="Table3_col5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0" style:display-name="Table2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1" style:display-name="Table2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2" style:display-name="Table2_col1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3" style:display-name="Table2_col1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4" style:display-name="Table2_col1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5" style:display-name="Table2_col1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6" style:display-name="Table2_col1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7" style:display-name="Table2_col1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8" style:display-name="Table2_col1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9" style:display-name="Table2_col1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7" style:display-name="Table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3" style:display-name="Table2_col4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9" style:display-name="Table1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4" style:display-name="Table2_col4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1" style:display-name="Table4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6" style:display-name="Table2_col4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7" style:display-name="Table2_col4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8" style:display-name="Table2_col4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9" style:display-name="Table2_col4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8" style:display-name="Table6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0" style:display-name="Table2_col1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3-row9" style:display-name="Table6_col3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7" style:display-name="Table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3" style:display-name="Table2_col1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10" style:display-name="Table3_col4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5" style:display-name="Table2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6" style:display-name="Table2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7" style:display-name="Table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8" style:display-name="Table2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9" style:display-name="Table2_col3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9" style:display-name="Table2_col3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5" style:display-name="Table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10" style:display-name="Table3_col5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5-row11" style:display-name="Table3_col5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4-row9" style:display-name="Table3_col4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1" style:display-name="Table3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2" style:display-name="Table3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3" style:display-name="Table3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4" style:display-name="Table3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5" style:display-name="Table3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6" style:display-name="Table3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7" style:display-name="Table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8" style:display-name="Table3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9" style:display-name="Table3_col3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2" style:display-name="Table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3" style:display-name="Table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4" style:display-name="Table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5" style:display-name="Table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6" style:display-name="Table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7" style:display-name="Table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8" style:display-name="Table7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9" style:display-name="Table7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10" style:display-name="Table3_col3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11" style:display-name="Table3_col3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1" style:display-name="Table3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1" style:display-name="Table4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0" style:display-name="Table3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2" style:display-name="Table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3" style:display-name="Table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4" style:display-name="Table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5" style:display-name="Table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6" style:display-name="Table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7" style:display-name="Table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8" style:display-name="Table6_col2_row8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До манипуляций:</text:p>
        <text:p text:style-name="P2"/>
        <table:table table:name="Table1" table:style-name="Table1">
          <table:table-column/>
          <table:table-column/>
          <table:table-column/>
          <table:table-row>
            <table:table-cell table:style-name="Table1_col1_row1">
              <text:p text:style-name="P3">Адрес</text:p>
            </table:table-cell>
            <table:table-cell table:style-name="Table1_col2_row1">
              <text:p text:style-name="P3">Число запросов</text:p>
            </table:table-cell>
            <table:table-cell table:style-name="Table1_col3_row1">
              <text:p text:style-name="P3">Число дублей</text:p>
            </table:table-cell>
          </table:table-row>
          <table:table-row>
            <table:table-cell table:style-name="Table1_col1_row2">
              <text:p text:style-name="P4">'/'</text:p>
            </table:table-cell>
            <table:table-cell table:style-name="Table1_col2_row2">
              <text:p text:style-name="P5">6</text:p>
            </table:table-cell>
            <table:table-cell table:style-name="Table1_col3_row2">
              <text:p text:style-name="P5">0</text:p>
            </table:table-cell>
          </table:table-row>
          <table:table-row>
            <table:table-cell table:style-name="Table1_col1_row3">
              <text:p text:style-name="P4">'/products/'</text:p>
            </table:table-cell>
            <table:table-cell table:style-name="Table1_col2_row3">
              <text:p text:style-name="P5">10</text:p>
            </table:table-cell>
            <table:table-cell table:style-name="Table1_col3_row3">
              <text:p text:style-name="P5">0</text:p>
            </table:table-cell>
          </table:table-row>
          <table:table-row>
            <table:table-cell table:style-name="Table1_col1_row4">
              <text:p text:style-name="P4">'/category/1/1/'</text:p>
            </table:table-cell>
            <table:table-cell table:style-name="Table1_col2_row4">
              <text:p text:style-name="P5">10</text:p>
            </table:table-cell>
            <table:table-cell table:style-name="Table1_col3_row4">
              <text:p text:style-name="P5">0</text:p>
            </table:table-cell>
          </table:table-row>
          <table:table-row>
            <table:table-cell table:style-name="Table1_col1_row5">
              <text:p text:style-name="P4">'/basket/'</text:p>
            </table:table-cell>
            <table:table-cell table:style-name="Table1_col2_row5">
              <text:p text:style-name="P5">16</text:p>
            </table:table-cell>
            <table:table-cell table:style-name="Table1_col3_row5">
              <text:p text:style-name="P5">10 similar</text:p>
            </table:table-cell>
          </table:table-row>
          <table:table-row>
            <table:table-cell table:style-name="Table1_col1_row6">
              <text:p text:style-name="P4">'/orders/'</text:p>
            </table:table-cell>
            <table:table-cell table:style-name="Table1_col2_row6">
              <text:p text:style-name="P5">4</text:p>
            </table:table-cell>
            <table:table-cell table:style-name="Table1_col3_row6">
              <text:p text:style-name="P5">0</text:p>
            </table:table-cell>
          </table:table-row>
          <table:table-row>
            <table:table-cell table:style-name="Table1_col1_row7">
              <text:p text:style-name="P4">'/orders/order/update/14/'</text:p>
            </table:table-cell>
            <table:table-cell table:style-name="Table1_col2_row7">
              <text:p text:style-name="P5">102</text:p>
            </table:table-cell>
            <table:table-cell table:style-name="Table1_col3_row7">
              <text:p text:style-name="P5">88</text:p>
            </table:table-cell>
          </table:table-row>
          <table:table-row>
            <table:table-cell table:style-name="Table1_col1_row8">
              <text:p text:style-name="P4">/auth/update/</text:p>
            </table:table-cell>
            <table:table-cell table:style-name="Table1_col2_row8">
              <text:p text:style-name="P5">4</text:p>
            </table:table-cell>
            <table:table-cell table:style-name="Table1_col3_row8">
              <text:p text:style-name="P5">0</text:p>
            </table:table-cell>
          </table:table-row>
          <table:table-row>
            <table:table-cell table:style-name="Table1_col1_row9">
              <text:p text:style-name="P4">/product/9/</text:p>
            </table:table-cell>
            <table:table-cell table:style-name="Table1_col2_row9">
              <text:p text:style-name="P5">8</text:p>
            </table:table-cell>
            <table:table-cell table:style-name="Table1_col3_row9">
              <text:p text:style-name="P5">0</text:p>
            </table:table-cell>
          </table:table-row>
        </table:table>
        <text:p text:style-name="P2"/>
        <text:p text:style-name="P2"/>
        <text:p text:style-name="P6"><text:span text:style-name="T1"><text:line-break/></text:span><text:span text:style-name="T2">siege -f urls.txt -d0 -r25 -c50</text:span></text:p>
        <text:p text:style-name="P2"/>
        <text:p text:style-name="P2"/>
        <table:table table:name="Table2" table:style-name="Table2">
          <table:table-column/>
          <table:table-column/>
          <table:table-column/>
          <table:table-column/>
          <table:table-column/>
          <table:table-row>
            <table:table-cell table:style-name="Table2_col1_row1">
              <text:p text:style-name="P2"/>
              <text:p text:style-name="P7">Адрес</text:p>
            </table:table-cell>
            <table:table-cell table:style-name="Table2_col2_row1">
              <text:p text:style-name="P2"/>
              <text:p text:style-name="P7">Переходов</text:p>
            </table:table-cell>
            <table:table-cell table:style-name="Table2_col3_row1">
              <text:p text:style-name="P2"/>
              <text:p text:style-name="P7">Время теста, с</text:p>
            </table:table-cell>
            <table:table-cell table:style-name="Table2_col4_row1">
              <text:p text:style-name="P2"/>
              <text:p text:style-name="P7">Транзакций в секунду</text:p>
            </table:table-cell>
            <table:table-cell table:style-name="Table2_col5_row1">
              <text:p text:style-name="P2"/>
              <text:p text:style-name="P7">Время отклика, с</text:p>
            </table:table-cell>
          </table:table-row>
          <table:table-row>
            <table:table-cell table:style-name="Table2_col1_row2">
              <text:p text:style-name="P2">/</text:p>
            </table:table-cell>
            <table:table-cell table:style-name="Table2_col2_row2">
              <text:p text:style-name="P2">13750</text:p>
            </table:table-cell>
            <table:table-cell table:style-name="Table2_col3_row2">
              <text:p text:style-name="P2">12.73</text:p>
            </table:table-cell>
            <table:table-cell table:style-name="Table2_col4_row2">
              <text:p text:style-name="P2">1080</text:p>
            </table:table-cell>
            <table:table-cell table:style-name="Table2_col5_row2">
              <text:p text:style-name="P2">0.04</text:p>
            </table:table-cell>
          </table:table-row>
          <table:table-row>
            <table:table-cell table:style-name="Table2_col1_row3">
              <text:p text:style-name="P8">/products/</text:p>
            </table:table-cell>
            <table:table-cell table:style-name="Table2_col2_row3">
              <text:p text:style-name="P2">14194</text:p>
            </table:table-cell>
            <table:table-cell table:style-name="Table2_col3_row3">
              <text:p text:style-name="P2">27.74</text:p>
            </table:table-cell>
            <table:table-cell table:style-name="Table2_col4_row3">
              <text:p text:style-name="P2">511</text:p>
            </table:table-cell>
            <table:table-cell table:style-name="Table2_col5_row3">
              <text:p text:style-name="P2">0.1</text:p>
            </table:table-cell>
          </table:table-row>
          <table:table-row>
            <table:table-cell table:style-name="Table2_col1_row4">
              <text:p text:style-name="P2">/contact/</text:p>
            </table:table-cell>
            <table:table-cell table:style-name="Table2_col2_row4">
              <text:p text:style-name="P2">8750</text:p>
            </table:table-cell>
            <table:table-cell table:style-name="Table2_col3_row4">
              <text:p text:style-name="P2">15.75</text:p>
            </table:table-cell>
            <table:table-cell table:style-name="Table2_col4_row4">
              <text:p text:style-name="P2">555</text:p>
            </table:table-cell>
            <table:table-cell table:style-name="Table2_col5_row4">
              <text:p text:style-name="P2">0.05</text:p>
            </table:table-cell>
          </table:table-row>
          <table:table-row>
            <table:table-cell table:style-name="Table2_col1_row5">
              <text:p text:style-name="P2">/category/0/1/</text:p>
            </table:table-cell>
            <table:table-cell table:style-name="Table2_col2_row5">
              <text:p text:style-name="P2">12500</text:p>
            </table:table-cell>
            <table:table-cell table:style-name="Table2_col3_row5">
              <text:p text:style-name="P2">26.52</text:p>
            </table:table-cell>
            <table:table-cell table:style-name="Table2_col4_row5">
              <text:p text:style-name="P2">471</text:p>
            </table:table-cell>
            <table:table-cell table:style-name="Table2_col5_row5">
              <text:p text:style-name="P2">0.1</text:p>
            </table:table-cell>
          </table:table-row>
          <table:table-row>
            <table:table-cell table:style-name="Table2_col1_row6">
              <text:p text:style-name="P9">/category/1/1/</text:p>
            </table:table-cell>
            <table:table-cell table:style-name="Table2_col2_row6">
              <text:p text:style-name="P2">12500</text:p>
            </table:table-cell>
            <table:table-cell table:style-name="Table2_col3_row6">
              <text:p text:style-name="P2">29.94</text:p>
            </table:table-cell>
            <table:table-cell table:style-name="Table2_col4_row6">
              <text:p text:style-name="P2">417</text:p>
            </table:table-cell>
            <table:table-cell table:style-name="Table2_col5_row6">
              <text:p text:style-name="P2">0.11</text:p>
            </table:table-cell>
          </table:table-row>
          <table:table-row>
            <table:table-cell table:style-name="Table2_col1_row7">
              <text:p text:style-name="P9">/category/2/1/</text:p>
            </table:table-cell>
            <table:table-cell table:style-name="Table2_col2_row7">
              <text:p text:style-name="P2">12500</text:p>
            </table:table-cell>
            <table:table-cell table:style-name="Table2_col3_row7">
              <text:p text:style-name="P2">26.99</text:p>
            </table:table-cell>
            <table:table-cell table:style-name="Table2_col4_row7">
              <text:p text:style-name="P2">463</text:p>
            </table:table-cell>
            <table:table-cell table:style-name="Table2_col5_row7">
              <text:p text:style-name="P2">0.11</text:p>
            </table:table-cell>
          </table:table-row>
          <table:table-row>
            <table:table-cell table:style-name="Table2_col1_row8">
              <text:p text:style-name="P9">/basket/</text:p>
            </table:table-cell>
            <table:table-cell table:style-name="Table2_col2_row8">
              <text:p text:style-name="P2">6250</text:p>
            </table:table-cell>
            <table:table-cell table:style-name="Table2_col3_row8">
              <text:p text:style-name="P2">6.51</text:p>
            </table:table-cell>
            <table:table-cell table:style-name="Table2_col4_row8">
              <text:p text:style-name="P2">960</text:p>
            </table:table-cell>
            <table:table-cell table:style-name="Table2_col5_row8">
              <text:p text:style-name="P2">0.05</text:p>
            </table:table-cell>
          </table:table-row>
          <table:table-row>
            <table:table-cell table:style-name="Table2_col1_row9">
              <text:p text:style-name="P9">/orders/</text:p>
            </table:table-cell>
            <table:table-cell table:style-name="Table2_col2_row9">
              <text:p text:style-name="P2">6250</text:p>
            </table:table-cell>
            <table:table-cell table:style-name="Table2_col3_row9">
              <text:p text:style-name="P2">6.59</text:p>
            </table:table-cell>
            <table:table-cell table:style-name="Table2_col4_row9">
              <text:p text:style-name="P2">948</text:p>
            </table:table-cell>
            <table:table-cell table:style-name="Table2_col5_row9">
              <text:p text:style-name="P2">0.05</text:p>
            </table:table-cell>
          </table:table-row>
          <table:table-row>
            <table:table-cell table:style-name="Table2_col1_row10">
              <text:p text:style-name="P9">/myadmin/</text:p>
            </table:table-cell>
            <table:table-cell table:style-name="Table2_col2_row10">
              <text:p text:style-name="P2">6250</text:p>
            </table:table-cell>
            <table:table-cell table:style-name="Table2_col3_row10">
              <text:p text:style-name="P2">6.66</text:p>
            </table:table-cell>
            <table:table-cell table:style-name="Table2_col4_row10">
              <text:p text:style-name="P2">938</text:p>
            </table:table-cell>
            <table:table-cell table:style-name="Table2_col5_row10">
              <text:p text:style-name="P2">0.05</text:p>
            </table:table-cell>
          </table:table-row>
          <table:table-row>
            <table:table-cell table:style-name="Table2_col1_row11">
              <text:p text:style-name="P2">/auth/update/</text:p>
            </table:table-cell>
            <table:table-cell table:style-name="Table2_col2_row11">
              <text:p text:style-name="P2">6250</text:p>
            </table:table-cell>
            <table:table-cell table:style-name="Table2_col3_row11">
              <text:p text:style-name="P2">6.61</text:p>
            </table:table-cell>
            <table:table-cell table:style-name="Table2_col4_row11">
              <text:p text:style-name="P2">945</text:p>
            </table:table-cell>
            <table:table-cell table:style-name="Table2_col5_row11">
              <text:p text:style-name="P2">0.05</text:p>
            </table:table-cell>
          </table:table-row>
          <table:table-row>
            <table:table-cell table:style-name="Table2_col1_row12">
              <text:p text:style-name="P8">/myadmin/shopuser/update/18/</text:p>
            </table:table-cell>
            <table:table-cell table:style-name="Table2_col2_row12">
              <text:p text:style-name="P2">6250</text:p>
            </table:table-cell>
            <table:table-cell table:style-name="Table2_col3_row12">
              <text:p text:style-name="P2">7.52</text:p>
            </table:table-cell>
            <table:table-cell table:style-name="Table2_col4_row12">
              <text:p text:style-name="P2">831</text:p>
            </table:table-cell>
            <table:table-cell table:style-name="Table2_col5_row12">
              <text:p text:style-name="P2">0.06</text:p>
            </table:table-cell>
          </table:table-row>
          <table:table-row>
            <table:table-cell table:style-name="Table2_col1_row13">
              <text:p text:style-name="P8">/myadmin/shopuser/update/1/</text:p>
            </table:table-cell>
            <table:table-cell table:style-name="Table2_col2_row13">
              <text:p text:style-name="P2">6250</text:p>
            </table:table-cell>
            <table:table-cell table:style-name="Table2_col3_row13">
              <text:p text:style-name="P2">6.67</text:p>
            </table:table-cell>
            <table:table-cell table:style-name="Table2_col4_row13">
              <text:p text:style-name="P2">814</text:p>
            </table:table-cell>
            <table:table-cell table:style-name="Table2_col5_row13">
              <text:p text:style-name="P2">0.06</text:p>
            </table:table-cell>
          </table:table-row>
          <table:table-row>
            <table:table-cell table:style-name="Table2_col1_row14">
              <text:p text:style-name="P8">/orders/order/update/4/</text:p>
            </table:table-cell>
            <table:table-cell table:style-name="Table2_col2_row14">
              <text:p text:style-name="P2">8750</text:p>
            </table:table-cell>
            <table:table-cell table:style-name="Table2_col3_row14">
              <text:p text:style-name="P2">167.56</text:p>
            </table:table-cell>
            <table:table-cell table:style-name="Table2_col4_row14">
              <text:p text:style-name="P2">52</text:p>
            </table:table-cell>
            <table:table-cell table:style-name="Table2_col5_row14">
              <text:p text:style-name="P2">0.94</text:p>
            </table:table-cell>
          </table:table-row>
          <table:table-row>
            <table:table-cell table:style-name="Table2_col1_row15">
              <text:p text:style-name="P8">/orders/order/update/5/</text:p>
            </table:table-cell>
            <table:table-cell table:style-name="Table2_col2_row15">
              <text:p text:style-name="P2">8750</text:p>
            </table:table-cell>
            <table:table-cell table:style-name="Table2_col3_row15">
              <text:p text:style-name="P2">116.77</text:p>
            </table:table-cell>
            <table:table-cell table:style-name="Table2_col4_row15">
              <text:p text:style-name="P2">75</text:p>
            </table:table-cell>
            <table:table-cell table:style-name="Table2_col5_row15">
              <text:p text:style-name="P2">0.65</text:p>
            </table:table-cell>
          </table:table-row>
          <table:table-row>
            <table:table-cell table:style-name="Table2_col1_row16">
              <text:p text:style-name="P8">/orders/order/update/14/</text:p>
            </table:table-cell>
            <table:table-cell table:style-name="Table2_col2_row16">
              <text:p text:style-name="P2">8750</text:p>
            </table:table-cell>
            <table:table-cell table:style-name="Table2_col3_row16">
              <text:p text:style-name="P2">161</text:p>
            </table:table-cell>
            <table:table-cell table:style-name="Table2_col4_row16">
              <text:p text:style-name="P2">54</text:p>
            </table:table-cell>
            <table:table-cell table:style-name="Table2_col5_row16">
              <text:p text:style-name="P2">0,9</text:p>
            </table:table-cell>
          </table:table-row>
          <table:table-row>
            <table:table-cell table:style-name="Table2_col1_row17">
              <text:p text:style-name="P8">/orders/order/update/15/</text:p>
            </table:table-cell>
            <table:table-cell table:style-name="Table2_col2_row17">
              <text:p text:style-name="P2">8750</text:p>
            </table:table-cell>
            <table:table-cell table:style-name="Table2_col3_row17">
              <text:p text:style-name="P2">129</text:p>
            </table:table-cell>
            <table:table-cell table:style-name="Table2_col4_row17">
              <text:p text:style-name="P2">67</text:p>
            </table:table-cell>
            <table:table-cell table:style-name="Table2_col5_row17">
              <text:p text:style-name="P2">0,72</text:p>
            </table:table-cell>
          </table:table-row>
          <table:table-row>
            <table:table-cell table:style-name="Table2_col1_row18">
              <text:p text:style-name="P8">/orders/order/update/19/</text:p>
            </table:table-cell>
            <table:table-cell table:style-name="Table2_col2_row18">
              <text:p text:style-name="P2">8750</text:p>
            </table:table-cell>
            <table:table-cell table:style-name="Table2_col3_row18">
              <text:p text:style-name="P2">75</text:p>
            </table:table-cell>
            <table:table-cell table:style-name="Table2_col4_row18">
              <text:p text:style-name="P2">116</text:p>
            </table:table-cell>
            <table:table-cell table:style-name="Table2_col5_row18">
              <text:p text:style-name="P2">0,42</text:p>
            </table:table-cell>
          </table:table-row>
          <table:table-row>
            <table:table-cell table:style-name="Table2_col1_row19">
              <text:p text:style-name="P8">/orders/order/read/19/</text:p>
            </table:table-cell>
            <table:table-cell table:style-name="Table2_col2_row19">
              <text:p text:style-name="P2">11250</text:p>
            </table:table-cell>
            <table:table-cell table:style-name="Table2_col3_row19">
              <text:p text:style-name="P2">22</text:p>
            </table:table-cell>
            <table:table-cell table:style-name="Table2_col4_row19">
              <text:p text:style-name="P2">498</text:p>
            </table:table-cell>
            <table:table-cell table:style-name="Table2_col5_row19">
              <text:p text:style-name="P2">0,1</text:p>
            </table:table-cell>
          </table:table-row>
          <table:table-row>
            <table:table-cell table:style-name="Table2_col1_row20">
              <text:p text:style-name="P8">/orders/order/read/15/</text:p>
            </table:table-cell>
            <table:table-cell table:style-name="Table2_col2_row20">
              <text:p text:style-name="P2">15000</text:p>
            </table:table-cell>
            <table:table-cell table:style-name="Table2_col3_row20">
              <text:p text:style-name="P2">24</text:p>
            </table:table-cell>
            <table:table-cell table:style-name="Table2_col4_row20">
              <text:p text:style-name="P2">622</text:p>
            </table:table-cell>
            <table:table-cell table:style-name="Table2_col5_row20">
              <text:p text:style-name="P2">0,08</text:p>
            </table:table-cell>
          </table:table-row>
          <table:table-row>
            <table:table-cell table:style-name="Table2_col1_row21">
              <text:p text:style-name="P8">/orders/order/read/14/</text:p>
            </table:table-cell>
            <table:table-cell table:style-name="Table2_col2_row21">
              <text:p text:style-name="P2">17500</text:p>
            </table:table-cell>
            <table:table-cell table:style-name="Table2_col3_row21">
              <text:p text:style-name="P2">24</text:p>
            </table:table-cell>
            <table:table-cell table:style-name="Table2_col4_row21">
              <text:p text:style-name="P2">707</text:p>
            </table:table-cell>
            <table:table-cell table:style-name="Table2_col5_row21">
              <text:p text:style-name="P2">0,07</text:p>
            </table:table-cell>
          </table:table-row>
          <table:table-row>
            <table:table-cell table:style-name="Table2_col1_row22">
              <text:p text:style-name="P8">/orders/order/read/5/</text:p>
            </table:table-cell>
            <table:table-cell table:style-name="Table2_col2_row22">
              <text:p text:style-name="P2">13750</text:p>
            </table:table-cell>
            <table:table-cell table:style-name="Table2_col3_row22">
              <text:p text:style-name="P2">23</text:p>
            </table:table-cell>
            <table:table-cell table:style-name="Table2_col4_row22">
              <text:p text:style-name="P2">580</text:p>
            </table:table-cell>
            <table:table-cell table:style-name="Table2_col5_row22">
              <text:p text:style-name="P2">0,08</text:p>
            </table:table-cell>
          </table:table-row>
          <table:table-row>
            <table:table-cell table:style-name="Table2_col1_row23">
              <text:p text:style-name="P8"><text:bookmark-start text:name="__DdeLink__1112_4041689800"/>/orders/order/read/4/<text:bookmark-end text:name="__DdeLink__1112_4041689800"/></text:p>
            </table:table-cell>
            <table:table-cell table:style-name="Table2_col2_row23">
              <text:p text:style-name="P2">16250</text:p>
            </table:table-cell>
            <table:table-cell table:style-name="Table2_col3_row23">
              <text:p text:style-name="P2">24</text:p>
            </table:table-cell>
            <table:table-cell table:style-name="Table2_col4_row23">
              <text:p text:style-name="P2">664</text:p>
            </table:table-cell>
            <table:table-cell table:style-name="Table2_col5_row23">
              <text:p text:style-name="P2">0,07</text:p>
            </table:table-cell>
          </table:table-row>
        </table:table>
        <text:p text:style-name="P2"/>
        <text:p text:style-name="P2"/>
        <text:p text:style-name="P10">sudo sysctl -w net.core.somaxconn=65536</text:p>
        <text:p text:style-name="P10"/>
        <text:p text:style-name="P11"><text:span text:style-name="Source-Text-text-text">sysctl -p</text:span></text:p>
        <text:p text:style-name="P10"/>
        <text:p text:style-name="P10"/>
        <text:p text:style-name="P10">siege -f urls.txt -d0 -r25 -c50</text:p>
        <text:p text:style-name="P10"><text:line-break/>В первой колонке результатов максимальные значения тестов что я смог вытянуть</text:p>
        <text:p text:style-name="P10"/>
        <table:table table:name="Table3" table:style-name="Table3">
          <table:table-column/>
          <table:table-column/>
          <table:table-column/>
          <table:table-column/>
          <table:table-column/>
          <table:table-row>
            <table:table-cell table:style-name="Table3_col1_row1">
              <text:p text:style-name="P2"/>
              <text:p text:style-name="P7">Параметр</text:p>
            </table:table-cell>
            <table:table-cell table:style-name="Table3_col2_row1">
              <text:p text:style-name="P12"/>
              <text:p text:style-name="P13">-r25 -c400</text:p>
            </table:table-cell>
            <table:table-cell table:style-name="Table3_col3_row1">
              <text:p text:style-name="P12"/>
              <text:p text:style-name="P13">-r25 -c100</text:p>
            </table:table-cell>
            <table:table-cell table:style-name="Table3_col4_row1">
              <text:p text:style-name="P12"/>
              <text:p text:style-name="P13">-r25 -c150</text:p>
            </table:table-cell>
            <table:table-cell table:style-name="Table3_col5_row1">
              <text:p text:style-name="P12"/>
              <text:p text:style-name="P13">-r25 -c300</text:p>
            </table:table-cell>
          </table:table-row>
          <table:table-row>
            <table:table-cell table:style-name="Table3_col1_row2">
              <text:p text:style-name="P2"/>
              <text:p text:style-name="P7">Число переходов</text:p>
            </table:table-cell>
            <table:table-cell table:style-name="Table3_col2_row2">
              <text:p text:style-name="P14"/>
              <text:p text:style-name="P14">82988</text:p>
            </table:table-cell>
            <table:table-cell table:style-name="Table3_col3_row2">
              <text:p text:style-name="P12"/>
              <text:p text:style-name="P13">21231</text:p>
            </table:table-cell>
            <table:table-cell table:style-name="Table3_col4_row2">
              <text:p text:style-name="P12"/>
              <text:p text:style-name="P13">31852</text:p>
            </table:table-cell>
            <table:table-cell table:style-name="Table3_col5_row2">
              <text:p text:style-name="P12"/>
              <text:p text:style-name="P13">63713</text:p>
            </table:table-cell>
          </table:table-row>
          <table:table-row>
            <table:table-cell table:style-name="Table3_col1_row3">
              <text:p text:style-name="P2"/>
              <text:p text:style-name="P7">Доступность сервера</text:p>
            </table:table-cell>
            <table:table-cell table:style-name="Table3_col2_row3">
              <text:p text:style-name="P14"/>
              <text:p text:style-name="P14">99,73%</text:p>
            </table:table-cell>
            <table:table-cell table:style-name="Table3_col3_row3">
              <text:p text:style-name="P15"/>
              <text:p text:style-name="P15"><text:span text:style-name="T3">100%</text:span></text:p>
            </table:table-cell>
            <table:table-cell table:style-name="Table3_col4_row3">
              <text:p text:style-name="P12"/>
              <text:p text:style-name="P13">100%</text:p>
            </table:table-cell>
            <table:table-cell table:style-name="Table3_col5_row3">
              <text:p text:style-name="P12"/>
              <text:p text:style-name="P13">100%</text:p>
            </table:table-cell>
          </table:table-row>
          <table:table-row>
            <table:table-cell table:style-name="Table3_col1_row4">
              <text:p text:style-name="P2"/>
              <text:p text:style-name="P7">Время теста, с</text:p>
            </table:table-cell>
            <table:table-cell table:style-name="Table3_col2_row4">
              <text:p text:style-name="P14"/>
              <text:p text:style-name="P14">319,36</text:p>
            </table:table-cell>
            <table:table-cell table:style-name="Table3_col3_row4">
              <text:p text:style-name="P12"/>
              <text:p text:style-name="P13">80,32</text:p>
            </table:table-cell>
            <table:table-cell table:style-name="Table3_col4_row4">
              <text:p text:style-name="P12"/>
              <text:p text:style-name="P13">121,06</text:p>
            </table:table-cell>
            <table:table-cell table:style-name="Table3_col5_row4">
              <text:p text:style-name="P12"/>
              <text:p text:style-name="P13">241,21</text:p>
            </table:table-cell>
          </table:table-row>
          <table:table-row>
            <table:table-cell table:style-name="Table3_col1_row5">
              <text:p text:style-name="P2"/>
              <text:p text:style-name="P7">Время отклика, с</text:p>
            </table:table-cell>
            <table:table-cell table:style-name="Table3_col2_row5">
              <text:p text:style-name="P14"/>
              <text:p text:style-name="P14">1,46</text:p>
            </table:table-cell>
            <table:table-cell table:style-name="Table3_col3_row5">
              <text:p text:style-name="P14"/>
              <text:p text:style-name="P14">0,37</text:p>
            </table:table-cell>
            <table:table-cell table:style-name="Table3_col4_row5">
              <text:p text:style-name="P12"/>
              <text:p text:style-name="P13">0,56</text:p>
            </table:table-cell>
            <table:table-cell table:style-name="Table3_col5_row5">
              <text:p text:style-name="P12"/>
              <text:p text:style-name="P13">1,12</text:p>
            </table:table-cell>
          </table:table-row>
          <table:table-row>
            <table:table-cell table:style-name="Table3_col1_row6">
              <text:p text:style-name="P2"/>
              <text:p text:style-name="P7">Запросов в секунду</text:p>
            </table:table-cell>
            <table:table-cell table:style-name="Table3_col2_row6">
              <text:p text:style-name="P14"/>
              <text:p text:style-name="P14">259,86</text:p>
            </table:table-cell>
            <table:table-cell table:style-name="Table3_col3_row6">
              <text:p text:style-name="P14"/>
              <text:p text:style-name="P14">264,33</text:p>
            </table:table-cell>
            <table:table-cell table:style-name="Table3_col4_row6">
              <text:p text:style-name="P12"/>
              <text:p text:style-name="P13">263,11</text:p>
            </table:table-cell>
            <table:table-cell table:style-name="Table3_col5_row6">
              <text:p text:style-name="P12"/>
              <text:p text:style-name="P13">264,14</text:p>
            </table:table-cell>
          </table:table-row>
          <table:table-row>
            <table:table-cell table:style-name="Table3_col1_row7">
              <text:p text:style-name="P2"/>
              <text:p text:style-name="P7">Пропускная способность,</text:p>
              <text:p text:style-name="P7">МБ/сек</text:p>
            </table:table-cell>
            <table:table-cell table:style-name="Table3_col2_row7">
              <text:p text:style-name="P14"/>
              <text:p text:style-name="P14">8,33</text:p>
            </table:table-cell>
            <table:table-cell table:style-name="Table3_col3_row7">
              <text:p text:style-name="P15"/>
              <text:p text:style-name="P15"><text:span text:style-name="T3">8,48</text:span></text:p>
            </table:table-cell>
            <table:table-cell table:style-name="Table3_col4_row7">
              <text:p text:style-name="P14"/>
              <text:p text:style-name="P14">8,44</text:p>
            </table:table-cell>
            <table:table-cell table:style-name="Table3_col5_row7">
              <text:p text:style-name="P12"/>
              <text:p text:style-name="P13">8,47</text:p>
            </table:table-cell>
          </table:table-row>
          <table:table-row>
            <table:table-cell table:style-name="Table3_col1_row8">
              <text:p text:style-name="P2"/>
              <text:p text:style-name="P7">Согласованность</text:p>
            </table:table-cell>
            <table:table-cell table:style-name="Table3_col2_row8">
              <text:p text:style-name="P14"/>
              <text:p text:style-name="P14">380,61</text:p>
            </table:table-cell>
            <table:table-cell table:style-name="Table3_col3_row8">
              <text:p text:style-name="P15"/>
              <text:p text:style-name="P15"><text:span text:style-name="T3">98,67</text:span></text:p>
            </table:table-cell>
            <table:table-cell table:style-name="Table3_col4_row8">
              <text:p text:style-name="P12"/>
              <text:p text:style-name="P13">148,10</text:p>
            </table:table-cell>
            <table:table-cell table:style-name="Table3_col5_row8">
              <text:p text:style-name="P12"/>
              <text:p text:style-name="P13">296,16</text:p>
            </table:table-cell>
          </table:table-row>
          <table:table-row>
            <table:table-cell table:style-name="Table3_col1_row9">
              <text:p text:style-name="P2"/>
              <text:p text:style-name="P7">Удачных транзакций</text:p>
            </table:table-cell>
            <table:table-cell table:style-name="Table3_col2_row9">
              <text:p text:style-name="P14"/>
              <text:p text:style-name="P14">83012</text:p>
            </table:table-cell>
            <table:table-cell table:style-name="Table3_col3_row9">
              <text:p text:style-name="P14"/>
              <text:p text:style-name="P14">21231</text:p>
            </table:table-cell>
            <table:table-cell table:style-name="Table3_col4_row9">
              <text:p text:style-name="P15"/>
              <text:p text:style-name="P15"><text:span text:style-name="T3">31852</text:span></text:p>
            </table:table-cell>
            <table:table-cell table:style-name="Table3_col5_row9">
              <text:p text:style-name="P12"/>
              <text:p text:style-name="P13">63713</text:p>
            </table:table-cell>
          </table:table-row>
          <table:table-row>
            <table:table-cell table:style-name="Table3_col1_row10">
              <text:p text:style-name="P2"/>
              <text:p text:style-name="P7">Неудачных транзакций</text:p>
            </table:table-cell>
            <table:table-cell table:style-name="Table3_col2_row10">
              <text:p text:style-name="P14"/>
              <text:p text:style-name="P14">226</text:p>
            </table:table-cell>
            <table:table-cell table:style-name="Table3_col3_row10">
              <text:p text:style-name="P14"/>
              <text:p text:style-name="P14">0</text:p>
            </table:table-cell>
            <table:table-cell table:style-name="Table3_col4_row10">
              <text:p text:style-name="P15"/>
              <text:p text:style-name="P15"><text:span text:style-name="T3">0</text:span></text:p>
            </table:table-cell>
            <table:table-cell table:style-name="Table3_col5_row10">
              <text:p text:style-name="P15"/>
              <text:p text:style-name="P15"><text:span text:style-name="T3">0</text:span></text:p>
            </table:table-cell>
          </table:table-row>
          <table:table-row>
            <table:table-cell table:style-name="Table3_col1_row11">
              <text:p text:style-name="P2"/>
              <text:p text:style-name="P7">Самая долгая транзакция, с</text:p>
            </table:table-cell>
            <table:table-cell table:style-name="Table3_col2_row11">
              <text:p text:style-name="P14"/>
              <text:p text:style-name="P14">49,07</text:p>
            </table:table-cell>
            <table:table-cell table:style-name="Table3_col3_row11">
              <text:p text:style-name="P12"/>
              <text:p text:style-name="P13">12,35</text:p>
            </table:table-cell>
            <table:table-cell table:style-name="Table3_col4_row11">
              <text:p text:style-name="P12"/>
              <text:p text:style-name="P13">18,12</text:p>
            </table:table-cell>
            <table:table-cell table:style-name="Table3_col5_row11">
              <text:p text:style-name="P12"/>
              <text:p text:style-name="P13">37,54</text:p>
            </table:table-cell>
          </table:table-row>
        </table:table>
        <text:p text:style-name="P2"/>
        <text:p text:style-name="P2"/>
        <text:p text:style-name="P16"><text:span text:style-name="T4">Как в методичке прописал в формах заказов </text:span><text:bookmark-start text:name="docs-internal-guid-9a4fbf99-7fff-da2c-e54a-aca9bc87b570"/><text:bookmark-end text:name="docs-internal-guid-9a4fbf99-7fff-da2c-e54a-aca9bc87b570"/><text:span text:style-name="T5">класс «OrderItemForm»</text:span></text:p>
        <text:p text:style-name="P2"/>
        <text:p text:style-name="P17"><text:bookmark-start text:name="docs-internal-guid-345ef3ec-7fff-e706-f620-7d3731996f06"/><text:bookmark-end text:name="docs-internal-guid-345ef3ec-7fff-e706-f620-7d3731996f06"/><text:span text:style-name="T6">self</text:span><text:span text:style-name="T7">.fields[</text:span><text:span text:style-name="T8">'product'</text:span><text:span text:style-name="T7">].queryset = Product.get_items().select_related()</text:span></text:p>
        <text:p text:style-name="P17"/>
        <text:p text:style-name="P17"><text:span text:style-name="T7">далее воткнул индексы в поля is_active все как указано в методичке и по вашим видео и еще раз пропустил тест с настройками</text:span></text:p>
        <text:p text:style-name="P17"/>
        <text:p text:style-name="P17"><text:span text:style-name="T7">siege -f urls.txt -d0 -r25 -c400</text:span></text:p>
        <text:p text:style-name="P17"/>
        <text:p text:style-name="P2">The server is now under siege...[error] socket: read error Connection reset by peer sock.c:539: Connection reset by peer</text:p>
        <text:p text:style-name="P2">[error] socket: read error Connection reset by peer sock.c:539: Connection reset by peer</text:p>
        <text:p text:style-name="P2">[error] socket: read error Connection reset by peer sock.c:539: Connection reset by peer</text:p>
        <text:p text:style-name="P2">[error] socket: read error Connection reset by peer sock.c:539: Connection reset by peer</text:p>
        <text:p text:style-name="P2">[error] socket: read error Connection reset by peer sock.c:539: Connection reset by peer</text:p>
        <text:p text:style-name="P2"/>
        <text:p text:style-name="P2">Transactions:<text:tab/><text:tab/> <text:s text:c="6"/>83074 hits</text:p>
        <text:p text:style-name="P2">Availability:<text:tab/><text:tab/> <text:s text:c="6"/>99.74 %</text:p>
        <text:p text:style-name="P2">Elapsed time:<text:tab/><text:tab/> <text:s text:c="5"/>319.31 secs</text:p>
        <text:p text:style-name="P2">Data transferred:<text:tab/> <text:s text:c="4"/>2664.10 MB</text:p>
        <text:p text:style-name="P2">Response time:<text:tab/><text:tab/> <text:s text:c="7"/>1.46 secs</text:p>
        <text:p text:style-name="P2">Transaction rate:<text:tab/> <text:s text:c="5"/>260.17 trans/sec</text:p>
        <text:p text:style-name="P2">Throughput:<text:tab/><text:tab/> <text:s text:c="7"/>8.34 MB/sec</text:p>
        <text:p text:style-name="P2">Concurrency:<text:tab/><text:tab/> <text:s text:c="5"/>380.73</text:p>
        <text:p text:style-name="P2">Successful transactions: <text:s text:c="6"/>83095</text:p>
        <text:p text:style-name="P2">Failed transactions:<text:tab/> <text:s text:c="8"/>214</text:p>
        <text:p text:style-name="P2">Longest transaction:<text:tab/> <text:s text:c="6"/>48.43</text:p>
        <text:p text:style-name="P2">Shortest transaction:<text:tab/> <text:s text:c="7"/>0.00</text:p>
        <text:p text:style-name="P2"/>
        <text:p text:style-name="P2">В этот раз неудачных транзакций стало на 12 меньше. И количество общих транзакций немного возросло, время отклика не изменилось. Длительность теста не изменилась. Самая долгая транзакция почти не увеличилась</text:p>
        <text:p text:style-name="P2"/>
        <text:p text:style-name="P6"><text:span text:style-name="T2">Далее произвел нагрузку на самую медленную страницу </text:span><text:a xlink:href="http://192.168.1.48/orders/order/update/4/"><text:span text:style-name="T9">http://192.168.1.48/orders/order/update/4/</text:span></text:a></text:p>
        <text:p text:style-name="P6"/>
        <text:p text:style-name="P6"><text:span text:style-name="T2">с настройками siege -f urls.txt -d0 -r25 -c50</text:span></text:p>
        <text:p text:style-name="P6"/>
        <text:p text:style-name="P6"><text:span text:style-name="T2">было</text:span></text:p>
        <text:p text:style-name="P6"/>
        <table:table table:name="Table4" table:style-name="Table4">
          <table:table-column/>
          <table:table-column/>
          <table:table-column/>
          <table:table-column/>
          <table:table-column/>
          <table:table-row>
            <table:table-cell table:style-name="Table4_col1_row1">
              <text:p text:style-name="P18">/orders/order/update/4/</text:p>
            </table:table-cell>
            <table:table-cell table:style-name="Table4_col2_row1">
              <text:p text:style-name="P2">8750</text:p>
            </table:table-cell>
            <table:table-cell table:style-name="Table4_col3_row1">
              <text:p text:style-name="P2">167.56</text:p>
            </table:table-cell>
            <table:table-cell table:style-name="Table4_col4_row1">
              <text:p text:style-name="P2">52</text:p>
            </table:table-cell>
            <table:table-cell table:style-name="Table4_col5_row1">
              <text:p text:style-name="P2">0.94</text:p>
            </table:table-cell>
          </table:table-row>
        </table:table>
        <text:p text:style-name="P19"/>
        <text:p text:style-name="P6"><text:span text:style-name="T2">и стало</text:span></text:p>
        <text:p text:style-name="P6"/>
        <table:table table:name="Table5" table:style-name="Table5">
          <table:table-column/>
          <table:table-column/>
          <table:table-column/>
          <table:table-column/>
          <table:table-column/>
          <table:table-row>
            <table:table-cell table:style-name="Table5_col1_row1">
              <text:p text:style-name="P8">/orders/order/update/4/</text:p>
            </table:table-cell>
            <table:table-cell table:style-name="Table5_col2_row1">
              <text:p text:style-name="P2">8750</text:p>
            </table:table-cell>
            <table:table-cell table:style-name="Table5_col3_row1">
              <text:p text:style-name="P2">163,36</text:p>
            </table:table-cell>
            <table:table-cell table:style-name="Table5_col4_row1">
              <text:p text:style-name="P2">53,56</text:p>
            </table:table-cell>
            <table:table-cell table:style-name="Table5_col5_row1">
              <text:p text:style-name="P2">0.92</text:p>
            </table:table-cell>
          </table:table-row>
        </table:table>
        <text:p text:style-name="P20"><text:bookmark-start text:name="docs-internal-guid-abc5b608-7fff-5c1d-ce69-f816135dd4a9"/><text:bookmark-end text:name="docs-internal-guid-abc5b608-7fff-5c1d-ce69-f816135dd4a9"/>Включаю режим «DEBUG» и смотрим как изменилось число запросов на страницах:</text:p>
        <text:p text:style-name="P19"><text:line-break/>После всех предыдущих манипуляций</text:p>
        <text:p text:style-name="P19"/>
        <table:table table:name="Table6" table:style-name="Table6">
          <table:table-column/>
          <table:table-column/>
          <table:table-column/>
          <table:table-row>
            <table:table-cell table:style-name="Table6_col1_row1">
              <text:p text:style-name="P3">Адрес</text:p>
            </table:table-cell>
            <table:table-cell table:style-name="Table6_col2_row1">
              <text:p text:style-name="P3">Число запросов(изменение)</text:p>
            </table:table-cell>
            <table:table-cell table:style-name="Table6_col3_row1">
              <text:p text:style-name="P3">Число дублей(изменение)</text:p>
            </table:table-cell>
          </table:table-row>
          <table:table-row>
            <table:table-cell table:style-name="Table6_col1_row2">
              <text:p text:style-name="P4">'/'</text:p>
            </table:table-cell>
            <table:table-cell table:style-name="Table6_col2_row2">
              <text:p text:style-name="P5">6(0)</text:p>
            </table:table-cell>
            <table:table-cell table:style-name="Table6_col3_row2">
              <text:p text:style-name="P5">0</text:p>
            </table:table-cell>
          </table:table-row>
          <table:table-row>
            <table:table-cell table:style-name="Table6_col1_row3">
              <text:p text:style-name="P4">'/products/'</text:p>
            </table:table-cell>
            <table:table-cell table:style-name="Table6_col2_row3">
              <text:p text:style-name="P5">10(0)</text:p>
            </table:table-cell>
            <table:table-cell table:style-name="Table6_col3_row3">
              <text:p text:style-name="P5">0</text:p>
            </table:table-cell>
          </table:table-row>
          <table:table-row>
            <table:table-cell table:style-name="Table6_col1_row4">
              <text:p text:style-name="P4">'/category/1/1/'</text:p>
            </table:table-cell>
            <table:table-cell table:style-name="Table6_col2_row4">
              <text:p text:style-name="P5">10(0)</text:p>
            </table:table-cell>
            <table:table-cell table:style-name="Table6_col3_row4">
              <text:p text:style-name="P5">0</text:p>
            </table:table-cell>
          </table:table-row>
          <table:table-row>
            <table:table-cell table:style-name="Table6_col1_row5">
              <text:p text:style-name="P4">'/basket/'</text:p>
            </table:table-cell>
            <table:table-cell table:style-name="Table6_col2_row5">
              <text:p text:style-name="P5">16</text:p>
            </table:table-cell>
            <table:table-cell table:style-name="Table6_col3_row5">
              <text:p text:style-name="P5">10 similar + 4 дубля</text:p>
            </table:table-cell>
          </table:table-row>
          <table:table-row>
            <table:table-cell table:style-name="Table6_col1_row6">
              <text:p text:style-name="P4">'/orders/'</text:p>
            </table:table-cell>
            <table:table-cell table:style-name="Table6_col2_row6">
              <text:p text:style-name="P5">4</text:p>
            </table:table-cell>
            <table:table-cell table:style-name="Table6_col3_row6">
              <text:p text:style-name="P5">0</text:p>
            </table:table-cell>
          </table:table-row>
          <table:table-row>
            <table:table-cell table:style-name="Table6_col1_row7">
              <text:p text:style-name="P4">'/orders/order/update/14/'</text:p>
            </table:table-cell>
            <table:table-cell table:style-name="Table6_col2_row7">
              <text:p text:style-name="P5">102(-95)</text:p>
            </table:table-cell>
            <table:table-cell table:style-name="Table6_col3_row7">
              <text:p text:style-name="P5">88(-88)</text:p>
            </table:table-cell>
          </table:table-row>
          <table:table-row>
            <table:table-cell table:style-name="Table6_col1_row8">
              <text:p text:style-name="P4">/auth/update/</text:p>
            </table:table-cell>
            <table:table-cell table:style-name="Table6_col2_row8">
              <text:p text:style-name="P5">4</text:p>
            </table:table-cell>
            <table:table-cell table:style-name="Table6_col3_row8">
              <text:p text:style-name="P5">0</text:p>
            </table:table-cell>
          </table:table-row>
          <table:table-row>
            <table:table-cell table:style-name="Table6_col1_row9">
              <text:p text:style-name="P4">/product/9/</text:p>
            </table:table-cell>
            <table:table-cell table:style-name="Table6_col2_row9">
              <text:p text:style-name="P5">8(+1)</text:p>
            </table:table-cell>
            <table:table-cell table:style-name="Table6_col3_row9">
              <text:p text:style-name="P5">0</text:p>
            </table:table-cell>
          </table:table-row>
        </table:table>
        <text:p text:style-name="P19"/>
        <text:p text:style-name="P19"/>
        <text:p text:style-name="P4">/product/9/ - на этой странице добавился 1 запрос по причине добавления категории при выводе информации о товаре</text:p>
        <text:p text:style-name="P4"/>
        <text:p text:style-name="P4">'/basket/' - на этой странице появились дубли, но корзина в этот раз состояла из других продуктов и количества, хотя это не должно влиять если они из разных категорий.</text:p>
        <text:p text:style-name="P4"/>
        <text:p text:style-name="P4">Значительное увеличение скорости прохождения теста при 300 пользователей при 100% доступности</text:p>
        <text:p text:style-name="P4"/>
        <table:table table:name="Table7" table:style-name="Table7">
          <table:table-column/>
          <table:table-column/>
          <table:table-row>
            <table:table-cell table:style-name="Table7_col1_row1">
              <text:p text:style-name="P21"/>
              <text:p text:style-name="P13">-r25 -c300(стало)</text:p>
            </table:table-cell>
            <table:table-cell table:style-name="Table7_col2_row1">
              <text:p text:style-name="P21"/>
              <text:p text:style-name="P13">-r25 -c300(было)</text:p>
            </table:table-cell>
          </table:table-row>
          <table:table-row>
            <table:table-cell table:style-name="Table7_col1_row2">
              <text:p text:style-name="P12"/>
              <text:p text:style-name="P13">63703</text:p>
            </table:table-cell>
            <table:table-cell table:style-name="Table7_col2_row2">
              <text:p text:style-name="P12"/>
              <text:p text:style-name="P22">63713</text:p>
            </table:table-cell>
          </table:table-row>
          <table:table-row>
            <table:table-cell table:style-name="Table7_col1_row3">
              <text:p text:style-name="P12"/>
              <text:p text:style-name="P13">100%</text:p>
            </table:table-cell>
            <table:table-cell table:style-name="Table7_col2_row3">
              <text:p text:style-name="P12"/>
              <text:p text:style-name="P13">100%</text:p>
            </table:table-cell>
          </table:table-row>
          <table:table-row>
            <table:table-cell table:style-name="Table7_col1_row4">
              <text:p text:style-name="P12"/>
              <text:p text:style-name="P22">189,08</text:p>
            </table:table-cell>
            <table:table-cell table:style-name="Table7_col2_row4">
              <text:p text:style-name="P12"/>
              <text:p text:style-name="P13">241,21</text:p>
            </table:table-cell>
          </table:table-row>
          <table:table-row>
            <table:table-cell table:style-name="Table7_col1_row5">
              <text:p text:style-name="P23"/>
              <text:p text:style-name="P22">0,87</text:p>
            </table:table-cell>
            <table:table-cell table:style-name="Table7_col2_row5">
              <text:p text:style-name="P12"/>
              <text:p text:style-name="P13">1,12</text:p>
            </table:table-cell>
          </table:table-row>
          <table:table-row>
            <table:table-cell table:style-name="Table7_col1_row6">
              <text:p text:style-name="P23"/>
              <text:p text:style-name="P22">336,91</text:p>
            </table:table-cell>
            <table:table-cell table:style-name="Table7_col2_row6">
              <text:p text:style-name="P12"/>
              <text:p text:style-name="P13">264,14</text:p>
            </table:table-cell>
          </table:table-row>
          <table:table-row>
            <table:table-cell table:style-name="Table7_col1_row7">
              <text:p text:style-name="P24"/>
              <text:p text:style-name="P24">10,81</text:p>
            </table:table-cell>
            <table:table-cell table:style-name="Table7_col2_row7">
              <text:p text:style-name="P12"/>
              <text:p text:style-name="P13">8,47</text:p>
            </table:table-cell>
          </table:table-row>
          <table:table-row>
            <table:table-cell table:style-name="Table7_col1_row8">
              <text:p text:style-name="P12"/>
              <text:p text:style-name="P13">294,74</text:p>
            </table:table-cell>
            <table:table-cell table:style-name="Table7_col2_row8">
              <text:p text:style-name="P12"/>
              <text:p text:style-name="P22">296,16</text:p>
            </table:table-cell>
          </table:table-row>
          <table:table-row>
            <table:table-cell table:style-name="Table7_col1_row9">
              <text:p text:style-name="P15"/>
              <text:p text:style-name="P15"><text:span text:style-name="T3">63703</text:span></text:p>
            </table:table-cell>
            <table:table-cell table:style-name="Table7_col2_row9">
              <text:p text:style-name="P12"/>
              <text:p text:style-name="P13">63713</text:p>
            </table:table-cell>
          </table:table-row>
          <table:table-row>
            <table:table-cell table:style-name="Table7_col1_row10">
              <text:p text:style-name="P15"/>
              <text:p text:style-name="P15"><text:span text:style-name="T3">0</text:span></text:p>
            </table:table-cell>
            <table:table-cell table:style-name="Table7_col2_row10">
              <text:p text:style-name="P15"/>
              <text:p text:style-name="P15"><text:span text:style-name="T3">0</text:span></text:p>
            </table:table-cell>
          </table:table-row>
          <table:table-row>
            <table:table-cell table:style-name="Table7_col1_row11">
              <text:p text:style-name="P12"/>
              <text:p text:style-name="P22">19,92</text:p>
            </table:table-cell>
            <table:table-cell table:style-name="Table7_col2_row11">
              <text:p text:style-name="P12"/>
              <text:p text:style-name="P13">37,54</text:p>
            </table:table-cell>
          </table:table-row>
        </table:table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Liberation Mono" svg:font-family="Liberation Mono"/>
    <style:font-face style:name="Liberation Serif" svg:font-family="Liberation Serif"/>
    <style:font-face style:name="DejaVu Sans Mono" svg:font-family="DejaVu Sans Mono"/>
  </office:font-face-decls>
  <office:styles>
    <style:default-style style:family="paragraph">
      <style:paragraph-properties style:tab-stop-distance="1.27cm"/>
    </style:default-style>
    <style:style style:family="text" style:name="Footnote-anchor-text-text" style:display-name="Footnote_anchor_text_text" style:next-style-name="Footnote-anchor-text-text">
      <style:text-properties style:text-position="33%"/>
    </style:style>
    <style:style style:family="text" style:name="Source-Text-text-text" style:display-name="Source Text_text_text" style:next-style-name="Source-Text-text-text">
      <style:text-properties style:font-name="Liberation Mono"/>
    </style: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Endnote-Symbol-text-text" style:display-name="Endnote_Symbol_text_text" style:next-style-name="Endnote-Symbol-text-text">
      <style:text-properties style:text-position="33%"/>
    </style:style>
    <style:style style:family="text" style:name="Endnote-anchor-text-text" style:display-name="Endnote anchor_text_text" style:next-style-name="Endnote-anchor-text-text">
      <style:text-properties style:text-position="33%"/>
    </style:style>
    <style:style style:family="text" style:name="Footnote-Symbol-text-text" style:display-name="Footnote_Symbol_text_text" style:next-style-name="Footnote-Symbol-text-text">
      <style:text-properties style:text-position="33%"/>
    </style:style>
    <style:style style:family="text" style:name="Endnote-anchor-text-text-1" style:display-name="Endnote_anchor_text_text" style:next-style-name="Endnote-anchor-text-text-1">
      <style:text-properties style:text-position="33%"/>
    </style:style>
    <style:style style:family="text" style:name="Footnote-anchor-text-text-1" style:display-name="Footnote anchor_text_text" style:next-style-name="Footnote-anchor-text-text-1">
      <style:text-properties style:text-position="33%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Liberation Mono" fo:font-size="10pt"/>
    </style:style>
    <style:style style:family="paragraph" style:name="Heading" style:display-name="Heading" style:parent-style-name="Normal" style:next-style-name="Normal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at May 25 16:48:29 2019
</meta:creation-date>
    <dc:date>Sat May 25 17:08:53 2019
</dc:date>
  </office:meta>
</office:document-meta>
</file>